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94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229.31mm"/>
    </style:style>
    <style:style style:name="co5" style:family="table-column">
      <style:table-column-properties fo:break-before="auto" style:column-width="65.35mm"/>
    </style:style>
    <style:style style:name="co6" style:family="table-column">
      <style:table-column-properties fo:break-before="auto" style:column-width="132.3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86mm" fo:break-before="auto" style:use-optimal-row-height="true"/>
    </style:style>
    <style:style style:name="ro3" style:family="table-row">
      <style:table-row-properties style:row-height="29.09mm" fo:break-before="auto" style:use-optimal-row-height="true"/>
    </style:style>
    <style:style style:name="ro4" style:family="table-row">
      <style:table-row-properties style:row-height="25.91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10.04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Consolas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ariavel_id</text:p>
          </table:table-cell>
          <table:table-cell table:style-name="ce2" office:value-type="string" calcext:value-type="string">
            <text:p>url_fonte</text:p>
          </table:table-cell>
          <table:table-cell table:style-name="ce2" office:value-type="string" calcext:value-type="string">
            <text:p>url api (chamada)</text:p>
          </table:table-cell>
          <table:table-cell table:style-name="ce2" office:value-type="string" calcext:value-type="string">
            <text:p>arquivo fonte de dados</text:p>
          </table:table-cell>
          <table:table-cell table:style-name="ce2" office:value-type="string" calcext:value-type="string">
            <text:p>arquivos gerados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Entrada de turistas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economia_25</text:p>
          </table:table-cell>
          <table:table-cell table:style-name="ce6" office:value-type="string" calcext:value-type="string">
            <text:p>https://data.worldbank.org/indicator/ST.INT.ARVL</text:p>
          </table:table-cell>
          <table:table-cell office:value-type="string" calcext:value-type="string">
            <text:p>/api/entradaturis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entradaturista/1995.csv</text:p>
            <text:p>/entradaturista/2016.csv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astos públicos com educação</text:p>
          </table:table-cell>
          <table:table-cell office:value-type="string" calcext:value-type="string">
            <text:p>html</text:p>
          </table:table-cell>
          <table:table-cell table:style-name="ce6" office:value-type="string" calcext:value-type="string">
            <text:p>economia_23</text:p>
          </table:table-cell>
          <table:table-cell office:value-type="string" calcext:value-type="string">
            <text:p>http://hdr.undp.org/en/indicators/149206</text:p>
          </table:table-cell>
          <table:table-cell office:value-type="string" calcext:value-type="string">
            <text:p>/api/investimentoeducaca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investimentoeducacao/1990.csv</text:p>
            <text:p>/investimentoeducacao/1995.csv</text:p>
            <text:p>/investimentoeducacao/2000.csv</text:p>
            <text:p>/investimentoeducacao/2005.csv</text:p>
            <text:p>/investimentoeducacao/2010.csv</text:p>
            <text:p>/investimentoeducacao/2011.csv</text:p>
            <text:p>/investimentoeducacao/2012.csv</text:p>
            <text:p>/investimentoeducacao/2013.csv</text:p>
            <text:p>/investimentoeducacao/2014.csv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astos públicos com saúd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economia_24</text:p>
          </table:table-cell>
          <table:table-cell table:style-name="ce6" office:value-type="string" calcext:value-type="string">
            <text:p>http://hdr.undp.org/en/indicators/53906</text:p>
          </table:table-cell>
          <table:table-cell office:value-type="string" calcext:value-type="string">
            <text:p>/api/investimentosa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investimentosaude/1995.csv</text:p>
            <text:p>/investimentosaude/2000.csv</text:p>
            <text:p>/investimentosaude/2005.csv</text:p>
            <text:p>/investimentosaude/2010.csv</text:p>
            <text:p>/investimentosaude/2011.csv</text:p>
            <text:p>/investimentosaude/2012.csv</text:p>
            <text:p>/investimentosaude/2013.csv</text:p>
            <text:p>/investimentosaude/2014.csv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vestimentos em pesquisa e desenvolvimen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economia_22</text:p>
          </table:table-cell>
          <table:table-cell table:style-name="ce6" office:value-type="string" calcext:value-type="string">
            <text:p>http://api.worldbank.org/v2/en/indicator/GB.XPD.RSDV.GD.ZS</text:p>
          </table:table-cell>
          <table:table-cell office:value-type="string" calcext:value-type="string">
            <text:p>/api/pesquisaede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pesquisadev/1995.csv</text:p>
            <text:p>/pesquisadev/2016.csv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otal de exportaçã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economia_27</text:p>
          </table:table-cell>
          <table:table-cell office:value-type="string" calcext:value-type="string">
            <text:p>https://comtrade.un.org/api/get?ps=recent&amp;r=all&amp;p=0&amp;rg=2&amp;cc=TOTAL</text:p>
          </table:table-cell>
          <table:table-cell office:value-type="string" calcext:value-type="string">
            <text:p>/api/totalexportaca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totalexportacao/2013.csv</text:p>
            <text:p>/totalexportacao/2014.csv</text:p>
            <text:p>/totalexportacao/2015.csv</text:p>
            <text:p>/totalexportacao/2016.csv</text:p>
            <text:p>/totalexportacao/2017.csv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otal de importaçã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economia_26</text:p>
          </table:table-cell>
          <table:table-cell office:value-type="string" calcext:value-type="string">
            <text:p>https://comtrade.un.org/api/get?ps=recent&amp;r=all&amp;p=0&amp;rg=1&amp;cc=TOTAL</text:p>
          </table:table-cell>
          <table:table-cell office:value-type="string" calcext:value-type="string">
            <text:p>/api/totalimportaca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totalimportacao/2013.csv</text:p>
            <text:p>/totalimportacao/2014.csv</text:p>
            <text:p>/totalimportacao/2015.csv</text:p>
            <text:p>/totalimportacao/2016.csv</text:p>
            <text:p>/totalimportacao/2017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Esperança de vida ao nascer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indicadoressociais_11</text:p>
          </table:table-cell>
          <table:table-cell table:style-name="ce6" office:value-type="string" calcext:value-type="string">
            <text:p>http://hdr.undp.org/en/indicators/69206</text:p>
          </table:table-cell>
          <table:table-cell office:value-type="string" calcext:value-type="string">
            <text:p>/api/esperancadev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esperancadevida/1990.csv</text:p>
            <text:p>...</text:p>
            <text:p>/esperancadevida/2015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Índice de Desenvolvimento humano</text:p>
          </table:table-cell>
          <table:table-cell office:value-type="string" calcext:value-type="string">
            <text:p>html</text:p>
          </table:table-cell>
          <table:table-cell table:style-name="ce6" office:value-type="string" calcext:value-type="string">
            <text:p>indicadoressociais_10</text:p>
          </table:table-cell>
          <table:table-cell table:style-name="ce6" office:value-type="string" calcext:value-type="string">
            <text:p>http://hdr.undp.org/en/indicators/137506</text:p>
          </table:table-cell>
          <table:table-cell office:value-type="string" calcext:value-type="string">
            <text:p>/api/id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idh/1990.csv</text:p>
            <text:p>...</text:p>
            <text:p>/idh/2015.csv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População com acesso a água potável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indicadoressociais_14</text:p>
          </table:table-cell>
          <table:table-cell table:style-name="ce7" office:value-type="string" calcext:value-type="string">
            <text:p>https://tinyurl.com/yaplyzkk</text:p>
          </table:table-cell>
          <table:table-cell office:value-type="string" calcext:value-type="string">
            <text:p>/api/aguapotav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aguapotavel/2000.csv</text:p>
            <text:p>...</text:p>
            <text:p>/aguapotavel/2015.csv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População com acesso a rede sanitária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indicadoressociais_15</text:p>
          </table:table-cell>
          <table:table-cell table:style-name="ce7" office:value-type="string" calcext:value-type="string">
            <text:p>https://tinyurl.com/ya3udlkz</text:p>
          </table:table-cell>
          <table:table-cell office:value-type="string" calcext:value-type="string">
            <text:p>/api/redesanita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redesanitaria/2002.csv</text:p>
            <text:p>...</text:p>
            <text:p>/redesanitaria/2015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Área do país</text:p>
          </table:table-cell>
          <table:table-cell office:value-type="string" calcext:value-type="string">
            <text:p>file/cs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/api/area?item=area</text:p>
          </table:table-cell>
          <table:table-cell office:value-type="string" calcext:value-type="string">
            <text:p>/area/area.csv</text:p>
          </table:table-cell>
          <table:table-cell office:value-type="string" calcext:value-type="string">
            <text:p>/area/country_area/1961.csv</text:p>
            <text:p>...</text:p>
            <text:p>/area/country_area/2015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Land Area</text:p>
          </table:table-cell>
          <table:table-cell office:value-type="string" calcext:value-type="string">
            <text:p>file/cs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/api/area?item=land</text:p>
          </table:table-cell>
          <table:table-cell office:value-type="string" calcext:value-type="string">
            <text:p>/area/area.csv</text:p>
          </table:table-cell>
          <table:table-cell office:value-type="string" calcext:value-type="string">
            <text:p>/area/land_area/1961.csv</text:p>
            <text:p>...</text:p>
            <text:p>/area/land_area/2015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Áreas cultivadas</text:p>
          </table:table-cell>
          <table:table-cell office:value-type="string" calcext:value-type="string">
            <text:p>file/csv</text:p>
          </table:table-cell>
          <table:table-cell office:value-type="string" calcext:value-type="string">
            <text:p>meioambiente_33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/api/area?item=agro</text:p>
          </table:table-cell>
          <table:table-cell office:value-type="string" calcext:value-type="string">
            <text:p>/area/area.csv</text:p>
          </table:table-cell>
          <table:table-cell office:value-type="string" calcext:value-type="string">
            <text:p>/area/agricultural_area/1961.csv</text:p>
            <text:p>...</text:p>
            <text:p>/area/agricultural_area/2015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file/csv</text:p>
          </table:table-cell>
          <table:table-cell office:value-type="string" calcext:value-type="string">
            <text:p>meioambiente_34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/api/area?item=pastagem</text:p>
          </table:table-cell>
          <table:table-cell office:value-type="string" calcext:value-type="string">
            <text:p>/area/area.csv</text:p>
          </table:table-cell>
          <table:table-cell office:value-type="string" calcext:value-type="string">
            <text:p>/area/pastagens_permanentes/1961.csv</text:p>
            <text:p>...</text:p>
            <text:p>/area/pastagens_permanentes/2015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Áreas protegidas no total do território naciona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eioambiente_32</text:p>
          </table:table-cell>
          <table:table-cell table:style-name="ce7" office:value-type="string" calcext:value-type="string">
            <text:p>http://mdgs.un.org/unsd/mdg/Handlers/DataHandler.ashx?ServiceName=FetchData&amp;Series=616&amp;GroupBy=Indicator&amp;RequestId=80</text:p>
          </table:table-cell>
          <table:table-cell office:value-type="string" calcext:value-type="string">
            <text:p>/api/areasprotegid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areaprotegida/1990.csv</text:p>
            <text:p>/areaprotegida/2000.csv</text:p>
            <text:p>/areaprotegida/2014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Densidade demográfica</text:p>
          </table:table-cell>
          <table:table-cell office:value-type="string" calcext:value-type="string">
            <text:p>file/xlsx</text:p>
          </table:table-cell>
          <table:table-cell office:value-type="string" calcext:value-type="string">
            <text:p>populacao_6</text:p>
          </table:table-cell>
          <table:table-cell table:style-name="ce7" office:value-type="string" calcext:value-type="string">
            <text:p>https://esa.un.org/unpd/wpp/DVD/Files/1_Indicators%20(Standard)/EXCEL_FILES/1_Population/WPP2017_POP_F06_POPULATION_DENSITY.xlsx</text:p>
          </table:table-cell>
          <table:table-cell office:value-type="string" calcext:value-type="string">
            <text:p>/api/densidadedemografica</text:p>
          </table:table-cell>
          <table:table-cell office:value-type="string" calcext:value-type="string">
            <text:p>/densidadedemografica/densidadedemografica.xlsx</text:p>
          </table:table-cell>
          <table:table-cell office:value-type="string" calcext:value-type="string">
            <text:p>/densidadedemografica/1950.csv</text:p>
            <text:p>...</text:p>
            <text:p>/densidadedemografica/2015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Homens</text:p>
          </table:table-cell>
          <table:table-cell office:value-type="string" calcext:value-type="string">
            <text:p>file/csv</text:p>
          </table:table-cell>
          <table:table-cell office:value-type="string" calcext:value-type="string">
            <text:p>populacao_2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office:value-type="string" calcext:value-type="string">
            <text:p>/api/populacaohomem</text:p>
          </table:table-cell>
          <table:table-cell office:value-type="string" calcext:value-type="string">
            <text:p>/populacaosexo/populacaosexo.csv</text:p>
          </table:table-cell>
          <table:table-cell office:value-type="string" calcext:value-type="string">
            <text:p>/populacaohomem/1950.csv</text:p>
            <text:p>...</text:p>
            <text:p>/populacaohomem/2100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ulheres</text:p>
          </table:table-cell>
          <table:table-cell office:value-type="string" calcext:value-type="string">
            <text:p>file/csv</text:p>
          </table:table-cell>
          <table:table-cell office:value-type="string" calcext:value-type="string">
            <text:p>populacao_3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office:value-type="string" calcext:value-type="string">
            <text:p>/api/populacaomulher</text:p>
          </table:table-cell>
          <table:table-cell office:value-type="string" calcext:value-type="string">
            <text:p>/populacaosexo/populacaosexo.csv</text:p>
          </table:table-cell>
          <table:table-cell office:value-type="string" calcext:value-type="string">
            <text:p>/populacaomulher/1950.csv</text:p>
            <text:p>...</text:p>
            <text:p>/populacaomulher/2100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file/xlsx</text:p>
          </table:table-cell>
          <table:table-cell office:value-type="string" calcext:value-type="string">
            <text:p>populacao_5</text:p>
          </table:table-cell>
          <table:table-cell office:value-type="string" calcext:value-type="string">
            <text:p>https://esa.un.org/unpd/wup/Download/Files/WUP2018-F21-Proportion_Urban_Annual.xls</text:p>
          </table:table-cell>
          <table:table-cell office:value-type="string" calcext:value-type="string">
            <text:p>/api/populacaorural</text:p>
          </table:table-cell>
          <table:table-cell office:value-type="string" calcext:value-type="string">
            <text:p>/populacaourbana/populacaourbana.xls</text:p>
          </table:table-cell>
          <table:table-cell office:value-type="string" calcext:value-type="string">
            <text:p>/populacaorural/1950.csv</text:p>
            <text:p>...</text:p>
            <text:p>/populacaorural/2050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file/xlsx</text:p>
          </table:table-cell>
          <table:table-cell office:value-type="string" calcext:value-type="string">
            <text:p>populacao_4</text:p>
          </table:table-cell>
          <table:table-cell office:value-type="string" calcext:value-type="string">
            <text:p>https://esa.un.org/unpd/wup/Download/Files/WUP2018-F21-Proportion_Urban_Annual.xls</text:p>
          </table:table-cell>
          <table:table-cell office:value-type="string" calcext:value-type="string">
            <text:p>/api/populacaourbana</text:p>
          </table:table-cell>
          <table:table-cell office:value-type="string" calcext:value-type="string">
            <text:p>/populacaourbana/populacaourbana.xls</text:p>
          </table:table-cell>
          <table:table-cell office:value-type="string" calcext:value-type="string">
            <text:p>/populacaourbana/1950.csv</text:p>
            <text:p>...</text:p>
            <text:p>/populacaourbana/2050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opulação total</text:p>
          </table:table-cell>
          <table:table-cell office:value-type="string" calcext:value-type="string">
            <text:p>file/csv</text:p>
          </table:table-cell>
          <table:table-cell office:value-type="string" calcext:value-type="string">
            <text:p>populacao_1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office:value-type="string" calcext:value-type="string">
            <text:p>/api/populacaototal</text:p>
          </table:table-cell>
          <table:table-cell office:value-type="string" calcext:value-type="string">
            <text:p>/populacaosexo/populacaosexo.csv</text:p>
          </table:table-cell>
          <table:table-cell office:value-type="string" calcext:value-type="string">
            <text:p>/populacaototal/1950.csv</text:p>
            <text:p>...</text:p>
            <text:p>/populacaototal/2100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axa bruta de mortalidade</text:p>
          </table:table-cell>
          <table:table-cell office:value-type="string" calcext:value-type="string">
            <text:p>file/xlsx</text:p>
          </table:table-cell>
          <table:table-cell office:value-type="string" calcext:value-type="string">
            <text:p>populacao_9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/api/taxamortalidade</text:p>
          </table:table-cell>
          <table:table-cell office:value-type="string" calcext:value-type="string">
            <text:p>/taxanatalidade/taxanatalidade.xlsx</text:p>
          </table:table-cell>
          <table:table-cell office:value-type="string" calcext:value-type="string">
            <text:p>/taxamortalidade/1970.csv</text:p>
            <text:p>/taxamortalidade/1990.csv</text:p>
            <text:p>/taxamortalidade/2016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axa bruta de natalidade</text:p>
          </table:table-cell>
          <table:table-cell office:value-type="string" calcext:value-type="string">
            <text:p>file/xlsx</text:p>
          </table:table-cell>
          <table:table-cell office:value-type="string" calcext:value-type="string">
            <text:p>populacao_8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/api/taxanatalidade</text:p>
          </table:table-cell>
          <table:table-cell office:value-type="string" calcext:value-type="string">
            <text:p>/taxanatalidade/taxanatalidade.xlsx</text:p>
          </table:table-cell>
          <table:table-cell office:value-type="string" calcext:value-type="string">
            <text:p>/taxanatalidade/1970.csv</text:p>
            <text:p>/taxanatalidade/1990.csv</text:p>
            <text:p>/taxanatalidade/2016.csv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file/csv</text:p>
          </table:table-cell>
          <table:table-cell office:value-type="string" calcext:value-type="string">
            <text:p>populacao_7</text:p>
          </table:table-cell>
          <table:table-cell office:value-type="string" calcext:value-type="string">
            <text:p>https://esa.un.org/unpd/wpp/DVD/Files/1_Indicators%20(Standard)/CSV_FILES/WPP2017_PopulationByAgeSex_Medium.csv</text:p>
          </table:table-cell>
          <table:table-cell office:value-type="string" calcext:value-type="string">
            <text:p>/api/taxacrescimento</text:p>
          </table:table-cell>
          <table:table-cell office:value-type="string" calcext:value-type="string">
            <text:p>/taxacrescimento/taxacrescimento.csv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file/xlsx</text:p>
          </table:table-cell>
          <table:table-cell office:value-type="string" calcext:value-type="string">
            <text:p>redes_29</text:p>
          </table:table-cell>
          <table:table-cell office:value-type="string" calcext:value-type="string">
            <text:p>https://www.itu.int/en/ITU-D/Statistics/Documents/statistics/2018/Mobile_cellular_2000-2016.xls</text:p>
          </table:table-cell>
          <table:table-cell office:value-type="string" calcext:value-type="string">
            <text:p>/api/telefonecelular</text:p>
          </table:table-cell>
          <table:table-cell office:value-type="string" calcext:value-type="string">
            <text:p>/telefonecelular/telefonecelular.xls</text:p>
          </table:table-cell>
          <table:table-cell office:value-type="string" calcext:value-type="string">
            <text:p>/telefonecelular/2000.csv</text:p>
            <text:p>...</text:p>
            <text:p>/telefonecelular/2016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Linhas telefônicas</text:p>
          </table:table-cell>
          <table:table-cell office:value-type="string" calcext:value-type="string">
            <text:p>file/xlsx</text:p>
          </table:table-cell>
          <table:table-cell office:value-type="string" calcext:value-type="string">
            <text:p>redes_28</text:p>
          </table:table-cell>
          <table:table-cell office:value-type="string" calcext:value-type="string">
            <text:p>https://www.itu.int/en/ITU-D/Statistics/Documents/statistics/2018/Fixed_tel_2000-2016.xls</text:p>
          </table:table-cell>
          <table:table-cell office:value-type="string" calcext:value-type="string">
            <text:p>/api/telefonefixo</text:p>
          </table:table-cell>
          <table:table-cell office:value-type="string" calcext:value-type="string">
            <text:p>/telefonefixo/telefonefixo.xls</text:p>
          </table:table-cell>
          <table:table-cell office:value-type="string" calcext:value-type="string">
            <text:p>/telefonefixo/2000.csv</text:p>
            <text:p>...</text:p>
            <text:p>/telefonefixo/2016.csv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file/xlsx</text:p>
          </table:table-cell>
          <table:table-cell office:value-type="string" calcext:value-type="string">
            <text:p>redes_31</text:p>
          </table:table-cell>
          <table:table-cell office:value-type="string" calcext:value-type="string">
            <text:p>https://www.itu.int/en/ITU-D/Statistics/Documents/statistics/2018/Individuals_Internet_2000-2016%20Jan2018.xls</text:p>
          </table:table-cell>
          <table:table-cell office:value-type="string" calcext:value-type="string">
            <text:p>/api/acessointernet</text:p>
          </table:table-cell>
          <table:table-cell office:value-type="string" calcext:value-type="string">
            <text:p>/acessointernet/acessointernet.xls</text:p>
          </table:table-cell>
          <table:table-cell office:value-type="string" calcext:value-type="string">
            <text:p>/acessointernet/2000.csv</text:p>
            <text:p>...</text:p>
            <text:p>/acessointernet/2016.csv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Extensão territoria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sintese_39</text:p>
          </table:table-cell>
          <table:table-cell office:value-type="string" calcext:value-type="string">
            <text:p>https://www.cia.gov/library/publications/resources/the-world-factbook/fields/2147.html</text:p>
          </table:table-cell>
          <table:table-cell office:value-type="string" calcext:value-type="string">
            <text:p>/api/area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areacia.csv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Capita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sintese_38</text:p>
          </table:table-cell>
          <table:table-cell office:value-type="string" calcext:value-type="string">
            <text:p>https://www.cia.gov/library/publications/resources/the-world-factbook/fields/2057.html</text:p>
          </table:table-cell>
          <table:table-cell office:value-type="string" calcext:value-type="string">
            <text:p>/api/capital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capitalcia.csv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ipo de govern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ia.gov/library/publications/resources/the-world-factbook/fields/2128.html</text:p>
          </table:table-cell>
          <table:table-cell office:value-type="string" calcext:value-type="string">
            <text:p>/api/tipogoverno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tipogovernocia.csv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Chefe de govern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ia.gov/library/publications/resources/the-world-factbook/fields/2077.html</text:p>
          </table:table-cell>
          <table:table-cell office:value-type="string" calcext:value-type="string">
            <text:p>/api/chefegoverno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chefegovernocia.csv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Chefe de estad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ia.gov/library/publications/resources/the-world-factbook/fields/2077.html</text:p>
          </table:table-cell>
          <table:table-cell office:value-type="string" calcext:value-type="string">
            <text:p>/api/chefeestado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chefeestadocia.csv</text:p>
          </table:table-cell>
          <table:table-cell table:number-columns-repeated="1017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18:17:18.93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8:21:49.612000000</meta:creation-date>
    <dc:date>2018-06-22T18:57:10.224000000</dc:date>
    <meta:editing-duration>PT53M32S</meta:editing-duration>
    <meta:editing-cycles>4</meta:editing-cycles>
    <meta:generator>LibreOffice/5.3.1.2$Windows_x86 LibreOffice_project/e80a0e0fd1875e1696614d24c32df0f95f03deb2</meta:generator>
    <meta:document-statistic meta:table-count="1" meta:cell-count="230" meta:object-count="0"/>
  </office:meta>
</office:document-meta>
</file>